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981cm" style:rel-column-width="11492*"/>
    </style:style>
    <style:style style:name="Таблица1.B" style:family="table-column">
      <style:table-column-properties style:column-width="2.381cm" style:rel-column-width="9180*"/>
    </style:style>
    <style:style style:name="Таблица1.C" style:family="table-column">
      <style:table-column-properties style:column-width="11.636cm" style:rel-column-width="44863*"/>
    </style:style>
    <style:style style:name="Таблица1.1" style:family="table-row">
      <style:table-row-properties style:min-row-height="0.441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ецификация RAW (наш внутренний стандарт).</text:p>
      <text:p text:style-name="Text_20_body"/>
      <text:p text:style-name="Text_20_body">Формат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Contents">Смещение, байт</text:p>
          </table:table-cell>
          <table:table-cell table:style-name="Таблица1.A1" office:value-type="string">
            <text:p text:style-name="Table_20_Contents">Длинна, байт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Заголовок '<text:span text:style-name="T4">RAW</text:span>' и <text:span text:style-name="T4">пробел</text:span></text:p>
          </table:table-cell>
        </table:table-row>
        <table:table-row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Размер по <text:span text:style-name="T4">X</text:span> (по горизонтали), в пикселах</text:p>
          </table:table-cell>
        </table:table-row>
        <table:table-row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Размер по <text:span text:style-name="T4">Y</text:span> (по вертикали), в пикселах</text:p>
          </table:table-cell>
        </table:table-row>
        <table:table-row>
          <table:table-cell table:style-name="Таблица1.A2" office:value-type="string">
            <text:p text:style-name="P2">12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Общая глубина пиксела = Глубина канала * Количество каналов</text:p>
            <text:p text:style-name="Table_20_Contents">Возможные значения: <text:span text:style-name="T4">1, 4, 8, 16, 24, 32, 48, 64</text:span></text:p>
          </table:table-cell>
        </table:table-row>
        <table:table-row>
          <table:table-cell table:style-name="Таблица1.A2" office:value-type="string">
            <text:p text:style-name="P2">16</text:p>
          </table:table-cell>
          <table:table-cell table:style-name="Таблица1.A2" office:value-type="string">
            <text:p text:style-name="P2">2</text:p>
          </table:table-cell>
          <table:table-cell table:style-name="Таблица1.C2" office:value-type="string">
            <text:p text:style-name="Table_20_Contents">Глубина канала</text:p>
            <text:p text:style-name="Table_20_Contents">Для Grayscale: <text:span text:style-name="T4">1, 4, 8, 16</text:span></text:p>
            <text:p text:style-name="Table_20_Contents">Для R, G, B и T (<text:span text:style-name="T1">Transparency — Прозрачность):</text:span><text:span text:style-name="T2"> 5, 8, 16</text:span></text:p>
          </table:table-cell>
        </table:table-row>
        <table:table-row>
          <table:table-cell table:style-name="Таблица1.A2" office:value-type="string">
            <text:p text:style-name="P2">18</text:p>
          </table:table-cell>
          <table:table-cell table:style-name="Таблица1.A2" office:value-type="string">
            <text:p text:style-name="P2">2</text:p>
          </table:table-cell>
          <table:table-cell table:style-name="Таблица1.C2" office:value-type="string">
            <text:p text:style-name="Table_20_Contents">Количество каналов:</text:p>
            <text:p text:style-name="Table_20_Contents">Для Grayscale: <text:span text:style-name="T4">1, 2</text:span> (значение 2 при наличии T и глубине не менее 8)</text:p>
            <text:p text:style-name="Table_20_Contents">Для R, G, B: <text:span text:style-name="T4">1</text:span>, (при общей глубине меньше 16 бит), <text:span text:style-name="T4">3</text:span></text:p>
            <text:p text:style-name="Table_20_Contents">Для R, G, B и T (<text:span text:style-name="T1">Transparency — Прозрачность): </text:span><text:span text:style-name="T2">4</text:span></text:p>
          </table:table-cell>
        </table:table-row>
        <table:table-row>
          <table:table-cell table:style-name="Таблица1.A2" office:value-type="string">
            <text:p text:style-name="P2">20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Указатель на палитру (смещение от начала файла), если палитры нет то значение <text:span text:style-name="T4">0</text:span></text:p>
          </table:table-cell>
        </table:table-row>
        <table:table-row>
          <table:table-cell table:style-name="Таблица1.A2" office:value-type="string">
            <text:p text:style-name="P2">24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Размер области палитры, максимальное значение <text:span text:style-name="T4">256*4=1024</text:span><text:span text:style-name="T5"> байт.</text:span></text:p>
          </table:table-cell>
        </table:table-row>
        <table:table-row>
          <table:table-cell table:style-name="Таблица1.A2" office:value-type="string">
            <text:p text:style-name="P2">28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Указатель на данные пикселей для R, G, B. Возможно значение <text:span text:style-name="T4">0</text:span>, в этом случае выводимая область заполняется цветом из палитры.</text:p>
          </table:table-cell>
        </table:table-row>
        <table:table-row>
          <table:table-cell table:style-name="Таблица1.A2" office:value-type="string">
            <text:p text:style-name="P2">32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Размер области данных для пикселей.</text:p>
          </table:table-cell>
        </table:table-row>
        <table:table-row>
          <table:table-cell table:style-name="Таблица1.A2" office:value-type="string">
            <text:p text:style-name="P2">36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Указатель на T (<text:span text:style-name="T1">Transparency — Прозрачность)</text:span></text:p>
          </table:table-cell>
        </table:table-row>
        <table:table-row>
          <table:table-cell table:style-name="Таблица1.A2" office:value-type="string">
            <text:p text:style-name="P2">40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Table_20_Contents">Размер области данных для T.</text:p>
          </table:table-cell>
        </table:table-row>
        <table:table-row>
          <table:table-cell table:style-name="Таблица1.C2" table:number-columns-spanned="3" office:value-type="string">
            <text:p text:style-name="P2">Область данных палитры</text:p>
          </table:table-cell>
          <table:covered-table-cell/>
          <table:covered-table-cell/>
        </table:table-row>
        <table:table-row>
          <table:table-cell table:style-name="Таблица1.C2" table:number-columns-spanned="3" office:value-type="string">
            <text:p text:style-name="P2">Область данных R, G, B.</text:p>
          </table:table-cell>
          <table:covered-table-cell/>
          <table:covered-table-cell/>
        </table:table-row>
        <table:table-row>
          <table:table-cell table:style-name="Таблица1.C2" table:number-columns-spanned="3" office:value-type="string">
            <text:p text:style-name="P2">Область данных T (<text:span text:style-name="T1">Transparency — Прозрачность)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meta:creation-date>2008-09-21T16:17:37</meta:creation-date>
    <dc:date>2008-10-02T01:47:32</dc:date>
    <meta:editing-cycles>2</meta:editing-cycles>
    <meta:editing-duration>PT15M24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1" meta:paragraph-count="50" meta:word-count="196" meta:character-count="1070"/>
  </office:meta>
</office:document-meta>
</file>